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5290000013D01B8B02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6.099cm" svg:height="8.859cm" svg:x="1.14cm" svg:y="1.987cm">
          <draw:image xlink:href="Pictures/10000000000005290000013D01B8B02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21T17:37:57</meta:creation-date>
    <dc:date>2013-03-21T17:39:25</dc:date>
    <meta:editing-duration>P0D</meta:editing-duration>
    <meta:editing-cycles>1</meta:editing-cycles>
    <meta:document-statistic meta:object-count="1"/>
    <meta:generator>LibreOffice/3.5$Linux_X86_64 LibreOffice_project/350m1$Build-2</meta:generator>
  </office:meta>
</office:document-meta>
</file>